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Liberation Mono', Menlo, Courier, monospace"/>
    <style:font-face style:name="OpenSymbol" svg:font-family="OpenSymbol"/>
    <style:font-face style:name="Tahoma1" svg:font-family="Tahoma"/>
    <style:font-face style:name="apple-system" svg:font-family="apple-system, BlinkMacSystemFont, 'Segoe UI', Helvetica, Arial, sans-serif, 'Apple Color Emoji', 'Segoe UI Emoji', 'Segoe UI Symbol'"/>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in" fo:margin-right="0in" fo:margin-top="0in" fo:margin-bottom="0.1665in" fo:orphans="2" fo:widows="2" fo:text-indent="0in" style:auto-text-indent="false"/>
      <style:text-properties fo:font-variant="normal" fo:text-transform="none" fo:color="#333333" style:font-name="apple-system" fo:font-size="12pt" fo:letter-spacing="normal" fo:font-style="normal" fo:font-weight="normal"/>
    </style:style>
    <style:style style:name="P2" style:family="paragraph" style:parent-style-name="Text_20_body">
      <style:paragraph-properties fo:margin-left="0in" fo:margin-right="0in" fo:margin-top="0in" fo:margin-bottom="0.1665in" fo:orphans="2" fo:widows="2" fo:text-indent="0in" style:auto-text-indent="false"/>
      <style:text-properties fo:font-variant="normal" fo:text-transform="none" fo:color="#4078c0" style:text-line-through-style="none" fo:letter-spacing="normal" style:text-underline-style="none" style:text-blinking="false" fo:background-color="transparent"/>
    </style:style>
    <style:style style:name="P3" style:family="paragraph" style:parent-style-name="Text_20_body" style:list-style-name="L1">
      <style:paragraph-properties fo:margin-left="0in" fo:margin-right="0in" fo:margin-top="0in" fo:margin-bottom="0in" fo:orphans="2" fo:widows="2" fo:text-indent="0in" style:auto-text-indent="false" fo:padding="0in" fo:border="none"/>
    </style:style>
    <style:style style:name="P4" style:family="paragraph" style:parent-style-name="Text_20_body" style:list-style-name="L4">
      <style:paragraph-properties fo:margin-left="0in" fo:margin-right="0in" fo:margin-top="0in" fo:margin-bottom="0in" fo:orphans="2" fo:widows="2" fo:text-indent="0in" style:auto-text-indent="false" fo:padding="0in" fo:border="none"/>
    </style:style>
    <style:style style:name="P5" style:family="paragraph" style:parent-style-name="Text_20_body" style:list-style-name="L5">
      <style:paragraph-properties fo:margin-left="0in" fo:margin-right="0in" fo:margin-top="0in" fo:margin-bottom="0in" fo:orphans="2" fo:widows="2" fo:text-indent="0in" style:auto-text-indent="false" fo:padding="0in" fo:border="none"/>
    </style:style>
    <style:style style:name="P6" style:family="paragraph" style:parent-style-name="Text_20_body" style:list-style-name="L1">
      <style:paragraph-properties fo:margin-top="0in" fo:margin-bottom="0in" fo:orphans="2" fo:widows="2"/>
      <style:text-properties fo:font-variant="normal" fo:text-transform="none" fo:color="#333333" style:font-name="apple-system" fo:font-size="12pt" fo:letter-spacing="normal" fo:font-style="normal" fo:font-weight="normal"/>
    </style:style>
    <style:style style:name="P7" style:family="paragraph" style:parent-style-name="Text_20_body" style:list-style-name="L2">
      <style:paragraph-properties fo:margin-top="0in" fo:margin-bottom="0in" fo:orphans="2" fo:widows="2"/>
      <style:text-properties fo:font-variant="normal" fo:text-transform="none" fo:color="#333333" style:font-name="apple-system" fo:font-size="12pt" fo:letter-spacing="normal" fo:font-style="normal" fo:font-weight="normal"/>
    </style:style>
    <style:style style:name="P8" style:family="paragraph" style:parent-style-name="Text_20_body" style:list-style-name="L5">
      <style:paragraph-properties fo:margin-top="0in" fo:margin-bottom="0in" fo:orphans="2" fo:widows="2"/>
      <style:text-properties fo:font-variant="normal" fo:text-transform="none" fo:color="#333333" style:font-name="apple-system" fo:font-size="12pt" fo:letter-spacing="normal" fo:font-style="normal" fo:font-weight="normal"/>
    </style:style>
    <style:style style:name="P9" style:family="paragraph" style:parent-style-name="Text_20_body" style:list-style-name="L1">
      <style:paragraph-properties fo:margin-top="0.1665in" fo:margin-bottom="0.1665in" fo:orphans="2" fo:widows="2"/>
      <style:text-properties fo:font-variant="normal" fo:text-transform="none" fo:color="#333333" style:font-name="apple-system" fo:font-size="12pt" fo:letter-spacing="normal" fo:font-style="normal" fo:font-weight="normal"/>
    </style:style>
    <style:style style:name="P10" style:family="paragraph" style:parent-style-name="Text_20_body" style:list-style-name="L2">
      <style:paragraph-properties fo:margin-top="0.1665in" fo:margin-bottom="0.1665in" fo:orphans="2" fo:widows="2"/>
      <style:text-properties fo:font-variant="normal" fo:text-transform="none" fo:color="#333333" style:font-name="apple-system" fo:font-size="12pt" fo:letter-spacing="normal" fo:font-style="normal" fo:font-weight="normal"/>
    </style:style>
    <style:style style:name="P11" style:family="paragraph" style:parent-style-name="Text_20_body" style:list-style-name="L3">
      <style:paragraph-properties fo:margin-top="0.1665in" fo:margin-bottom="0.1665in" fo:orphans="2" fo:widows="2"/>
      <style:text-properties fo:font-variant="normal" fo:text-transform="none" fo:color="#333333" style:font-name="apple-system" fo:font-size="12pt" fo:letter-spacing="normal" fo:font-style="normal" fo:font-weight="normal"/>
    </style:style>
    <style:style style:name="P12" style:family="paragraph" style:parent-style-name="Text_20_body" style:list-style-name="L4">
      <style:paragraph-properties fo:margin-top="0.1665in" fo:margin-bottom="0.1665in" fo:orphans="2" fo:widows="2"/>
      <style:text-properties fo:font-variant="normal" fo:text-transform="none" fo:color="#333333" style:font-name="apple-system" fo:font-size="12pt" fo:letter-spacing="normal" fo:font-style="normal" fo:font-weight="normal"/>
    </style:style>
    <style:style style:name="P13" style:family="paragraph" style:parent-style-name="Text_20_body" style:list-style-name="L5">
      <style:paragraph-properties fo:margin-top="0.1665in" fo:margin-bottom="0.1665in" fo:orphans="2" fo:widows="2"/>
      <style:text-properties fo:font-variant="normal" fo:text-transform="none" fo:color="#333333" style:font-name="apple-system" fo:font-size="12pt" fo:letter-spacing="normal" fo:font-style="normal" fo:font-weight="normal"/>
    </style:style>
    <style:style style:name="P14" style:family="paragraph" style:parent-style-name="Text_20_body" style:list-style-name="L2">
      <style:paragraph-properties fo:margin-top="0.1665in" fo:margin-bottom="0.1665in" fo:orphans="2" fo:widows="2"/>
    </style:style>
    <style:style style:name="P15" style:family="paragraph" style:parent-style-name="Text_20_body" style:list-style-name="L4">
      <style:paragraph-properties fo:margin-top="0.1665in" fo:margin-bottom="0.1665in" fo:orphans="2" fo:widows="2"/>
    </style:style>
    <style:style style:name="P16" style:family="paragraph" style:parent-style-name="Heading_20_1">
      <style:text-properties fo:font-variant="normal" fo:text-transform="none" fo:color="#333333" style:font-name="apple-system" fo:letter-spacing="normal" fo:font-style="normal" fo:font-weight="bold"/>
    </style:style>
    <style:style style:name="P17" style:family="paragraph" style:parent-style-name="Heading_20_3">
      <style:paragraph-properties fo:margin-left="0in" fo:margin-right="0in" fo:margin-top="0.25in" fo:margin-bottom="0.1665in" fo:line-height="125%" fo:orphans="2" fo:widows="2" fo:text-indent="0in" style:auto-text-indent="false"/>
      <style:text-properties fo:font-variant="normal" fo:text-transform="none" fo:color="#333333" style:font-name="apple-system" fo:letter-spacing="normal" fo:font-style="normal" fo:font-weight="bold"/>
    </style:style>
    <style:style style:name="P18" style:family="paragraph" style:parent-style-name="Heading_20_5">
      <style:paragraph-properties fo:margin-left="0in" fo:margin-right="0in" fo:margin-top="0.25in" fo:margin-bottom="0.1665in" fo:line-height="125%" fo:orphans="2" fo:widows="2" fo:text-indent="0in" style:auto-text-indent="false"/>
      <style:text-properties fo:font-variant="normal" fo:text-transform="none" fo:color="#333333" style:font-name="apple-system" fo:letter-spacing="normal" fo:font-style="normal" fo:font-weight="bold"/>
    </style:style>
    <style:style style:name="T1" style:family="text">
      <style:text-properties fo:font-variant="normal" fo:text-transform="none" fo:color="#333333" style:font-name="apple-system" fo:font-size="12pt" fo:letter-spacing="normal" fo:font-style="normal" fo:font-weight="normal"/>
    </style:style>
    <style:style style:name="T2" style:family="text">
      <style:text-properties fo:font-variant="normal" fo:text-transform="none" fo:color="#333333" style:font-name="Consolas" fo:font-size="9.75pt" fo:letter-spacing="normal" fo:font-style="normal" fo:font-weight="normal"/>
    </style:style>
    <style:style style:name="T3" style:family="text">
      <style:text-properties fo:font-variant="normal" fo:text-transform="none" fo:color="#4078c0" style:text-line-through-style="none" style:font-name="apple-system" fo:font-size="12pt" fo:letter-spacing="normal" fo:font-style="normal" style:text-underline-style="none" fo:font-weight="normal" style:text-blinking="false" fo:background-color="transparen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4909in"/>
      </text:list-level-style-number>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4728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4909in"/>
      </text:list-level-style-number>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4728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space-before="0.4909in"/>
      </text:list-level-style-number>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4728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Week 4 Assignment</text:h>
      <text:h text:style-name="P17" text:outline-level="3"><text:bookmark text:name="user-content-overview"/>Overview</text:h>
      <text:p text:style-name="P1">In this assignment, you'll create another fun and interactive game for web browsers. This time, your app must dynamically update your HTML pages with the jQuery library.</text:p>
      <text:h text:style-name="P17" text:outline-level="3"><text:bookmark text:name="user-content-remember"/>Remember</text:h>
      <text:p text:style-name="P1">You will be fully capable of doing this homework by the end of Saturday's class.</text:p>
      <text:h text:style-name="P17" text:outline-level="3"><text:bookmark text:name="user-content-before-you-begin"/>Before You Begin</text:h>
      <text:list xml:id="list5037075773725904161" text:style-name="L1">
        <text:list-item>
          <text:p text:style-name="P3"><text:span text:style-name="T1">Create a new GitHub repo called </text:span><text:span text:style-name="Source_20_Text"><text:span text:style-name="T2">week-4-game</text:span></text:span><text:span text:style-name="T1">, then clone it to your computer.</text:span></text:p>
        </text:list-item>
        <text:list-item>
          <text:p text:style-name="P3"><text:span text:style-name="T1">Inside the </text:span><text:span text:style-name="Source_20_Text"><text:span text:style-name="T2">week-4-game</text:span></text:span><text:span text:style-name="T1"> folder, create the following: </text:span><text:span text:style-name="Source_20_Text"><text:span text:style-name="T2">index.html</text:span></text:span><text:span text:style-name="T1">, </text:span><text:span text:style-name="Source_20_Text"><text:span text:style-name="T2">composer.json</text:span></text:span><text:span text:style-name="T1"> and </text:span><text:span text:style-name="Source_20_Text"><text:span text:style-name="T2">index.php</text:span></text:span><text:span text:style-name="T1">.</text:span></text:p>
          <text:list>
            <text:list-item>
              <text:p text:style-name="P3"><text:span text:style-name="T1">Place the appropriate content in the </text:span><text:span text:style-name="Source_20_Text"><text:span text:style-name="T2">composer.json</text:span></text:span><text:span text:style-name="T1"> and </text:span><text:span text:style-name="Source_20_Text"><text:span text:style-name="T2">index.php</text:span></text:span><text:span text:style-name="T1"> files, so you can deploy your game to Heroku.</text:span></text:p>
            </text:list-item>
          </text:list>
        </text:list-item>
        <text:list-item>
          <text:p text:style-name="P3"><text:span text:style-name="T1">Still inside the </text:span><text:span text:style-name="Source_20_Text"><text:span text:style-name="T2">week-4-game</text:span></text:span><text:span text:style-name="T1"> directory, make a folder called </text:span><text:span text:style-name="Source_20_Text"><text:span text:style-name="T2">assets</text:span></text:span><text:span text:style-name="T1">.</text:span></text:p>
          <text:list>
            <text:list-item>
              <text:p text:style-name="P3"><text:span text:style-name="T1">Inside the </text:span><text:span text:style-name="Source_20_Text"><text:span text:style-name="T2">assets</text:span></text:span><text:span text:style-name="T1"> directory, make three additional folders: </text:span><text:span text:style-name="Source_20_Text"><text:span text:style-name="T2">javascript</text:span></text:span><text:span text:style-name="T1">, </text:span><text:span text:style-name="Source_20_Text"><text:span text:style-name="T2">css</text:span></text:span><text:span text:style-name="T1"> and </text:span><text:span text:style-name="Source_20_Text"><text:span text:style-name="T2">images</text:span></text:span><text:span text:style-name="T1">.</text:span></text:p>
              <text:list>
                <text:list-item>
                  <text:p text:style-name="P3"><text:span text:style-name="T1">In the </text:span><text:span text:style-name="Source_20_Text"><text:span text:style-name="T2">javascript</text:span></text:span><text:span text:style-name="T1"> folder, make a file called </text:span><text:span text:style-name="Source_20_Text"><text:span text:style-name="T2">game.js</text:span></text:span><text:span text:style-name="T1">.</text:span></text:p>
                </text:list-item>
                <text:list-item>
                  <text:p text:style-name="P3"><text:span text:style-name="T1">In the </text:span><text:span text:style-name="Source_20_Text"><text:span text:style-name="T2">css</text:span></text:span><text:span text:style-name="T1"> folder, make a file called </text:span><text:span text:style-name="Source_20_Text"><text:span text:style-name="T2">style.css</text:span></text:span><text:span text:style-name="T1">.</text:span></text:p>
                </text:list-item>
                <text:list-item>
                  <text:p text:style-name="P3"><text:span text:style-name="T1">In the </text:span><text:span text:style-name="Source_20_Text"><text:span text:style-name="T2">css</text:span></text:span><text:span text:style-name="T1"> folder, make a file called </text:span><text:span text:style-name="Source_20_Text"><text:span text:style-name="T2">reset.css</text:span></text:span><text:span text:style-name="T1">. Paste into it the code found from the Meyerweb Reset.</text:span></text:p>
                </text:list-item>
                <text:list-item>
                  <text:p text:style-name="P6">In the images folder, save any of the images you plan on using.</text:p>
                </text:list-item>
              </text:list>
            </text:list-item>
          </text:list>
        </text:list-item>
        <text:list-item>
          <text:p text:style-name="P9">Push the above changes to GitHub.</text:p>
        </text:list-item>
        <text:list-item>
          <text:p text:style-name="P9">Choose whichever game you want to make from the choices below. The CrystalsCollector game is the recommended option, but if you are looking for an extra hard challenge then take a stab at the Star Wars exercise. (Note: Only choose the Star Wars Exercise if you are feeling very comfortable with the material covered in class. The Crystal Collector activity is plenty challenging enough!).</text:p>
        </text:list-item>
      </text:list>
      <text:h text:style-name="P17" text:outline-level="3"><text:bookmark text:name="user-content-option-one-crystalscollector-game-recommended"/>Option One: CrystalsCollector Game (Recommended)</text:h>
      <text:p text:style-name="P2"><draw:a xlink:type="simple" xlink:href="https://github.com/the-Coding-Boot-Camp-at-UT/10-16-Austin-Class-Content/blob/master/homework-assignments/week-4-rpg/Images/1-CrystalCollector.jpg" office:target-frame-name="_blank" xlink:show="new"><draw:frame draw:style-name="fr1" draw:name="graphics1" text:anchor-type="as-char" svg:width="0.8138in" svg:height="0.4209in" draw:z-index="0"><draw:image xlink:href="https://github.com/the-Coding-Boot-Camp-at-UT/10-16-Austin-Class-Content/raw/master/homework-assignments/week-4-rpg/Images/1-CrystalCollector.jpg" xlink:type="simple" xlink:show="embed" xlink:actuate="onLoad"/><svg:title>Crystal Collector</svg:title></draw:frame></draw:a></text:p>
      <text:list xml:id="list1493808543219498356" text:style-name="L2">
        <text:list-item>
          <text:p text:style-name="P14"><text:soft-page-break/><text:a xlink:type="simple" xlink:href="https://github.com/the-Coding-Boot-Camp-at-UT/10-16-Austin-Class-Content/blob/master/homework-assignments/week-4-rpg/homework_demos/crystalsCollector_demo.mp4" text:style-name="Internet_20_link" text:visited-style-name="Visited_20_Internet_20_Link"><text:span text:style-name="T3">Watch the demo</text:span></text:a><text:span text:style-name="T1">.</text:span></text:p>
        </text:list-item>
        <text:list-item>
          <text:p text:style-name="P10">The player will have to guess the answer, just like in Hangman. This time, though, the player will guess with numbers instead of letters.</text:p>
        </text:list-item>
        <text:list-item>
          <text:p text:style-name="P10">Here's how the app works:</text:p>
          <text:list>
            <text:list-item>
              <text:p text:style-name="P10">There will be four crystals displayed as buttons on the page.</text:p>
            </text:list-item>
            <text:list-item>
              <text:p text:style-name="P10">The player will be shown a random number at the start of the game.</text:p>
            </text:list-item>
            <text:list-item>
              <text:p text:style-name="P10">When the player clicks on a crystal, it will add a specific amount of points to the player's total score.</text:p>
              <text:list>
                <text:list-item>
                  <text:p text:style-name="P7">Your game will hide this amount until the player clicks a crystal.</text:p>
                </text:list-item>
                <text:list-item>
                  <text:p text:style-name="P7">When they do click one, update the player's score counter.</text:p>
                </text:list-item>
              </text:list>
            </text:list-item>
            <text:list-item>
              <text:p text:style-name="P10">The player wins if their total score matches the random number from the beginning of the game.</text:p>
            </text:list-item>
            <text:list-item>
              <text:p text:style-name="P10">The player loses if their score goes above the random number.</text:p>
            </text:list-item>
            <text:list-item>
              <text:p text:style-name="P10">The game restarts whenever the player wins or loses.</text:p>
              <text:list>
                <text:list-item>
                  <text:p text:style-name="P7">When the game begins again, the player should see a new random number. Also, all the crystals will have four new hidden values. Of course, the user's score (and score counter) will reset to zero.</text:p>
                </text:list-item>
              </text:list>
            </text:list-item>
            <text:list-item>
              <text:p text:style-name="P10">The app should show the number of games the player wins and loses. To that end, do not refresh the page as a means to restart the game.</text:p>
            </text:list-item>
          </text:list>
        </text:list-item>
      </text:list>
      <text:h text:style-name="P18" text:outline-level="5"><text:bookmark text:name="user-content-game-design-notes"/>Game design notes:</text:h>
      <text:list xml:id="list5095889937916606304" text:style-name="L3">
        <text:list-item>
          <text:p text:style-name="P11">The random number shown at the start of the game should be between 19 - 120.</text:p>
        </text:list-item>
        <text:list-item>
          <text:p text:style-name="P11">Each crystal should have a random hidden value between 1 - 12.</text:p>
        </text:list-item>
      </text:list>
      <text:h text:style-name="P17" text:outline-level="3"><text:bookmark text:name="user-content-option-two-star-wars-rpg-game-challenge"/><text:soft-page-break/>Option Two: Star Wars RPG Game (Challenge)</text:h>
      <text:p text:style-name="P2"><draw:a xlink:type="simple" xlink:href="https://github.com/the-Coding-Boot-Camp-at-UT/10-16-Austin-Class-Content/blob/master/homework-assignments/week-4-rpg/Images/2-StarWars.jpg" office:target-frame-name="_blank" xlink:show="new"><draw:frame draw:style-name="fr1" draw:name="graphics2" text:anchor-type="as-char" svg:width="0.8138in" svg:height="0.4209in" draw:z-index="1"><draw:image xlink:href="https://github.com/the-Coding-Boot-Camp-at-UT/10-16-Austin-Class-Content/raw/master/homework-assignments/week-4-rpg/Images/2-StarWars.jpg" xlink:type="simple" xlink:show="embed" xlink:actuate="onLoad"/><svg:title>Star Wars</svg:title></draw:frame></draw:a></text:p>
      <text:list xml:id="list6560749052800990538" text:style-name="L4">
        <text:list-item>
          <text:p text:style-name="P15"><text:a xlink:type="simple" xlink:href="https://github.com/the-Coding-Boot-Camp-at-UT/10-16-Austin-Class-Content/blob/master/homework-assignments/week-4-rpg/homework_demos/starwars_demo.mp4" text:style-name="Internet_20_link" text:visited-style-name="Visited_20_Internet_20_Link"><text:span text:style-name="T3">Watch the demo</text:span></text:a><text:span text:style-name="T1">.</text:span></text:p>
        </text:list-item>
        <text:list-item>
          <text:p text:style-name="P12">Here's how the app works:</text:p>
          <text:list>
            <text:list-item>
              <text:p text:style-name="P12">When the game starts, the player will choose a character by clicking on the fighter's picture. The player will fight as that character for the rest of the game.</text:p>
            </text:list-item>
            <text:list-item>
              <text:p text:style-name="P12">The player must then defeat all of the remaining fighters. Enemies should be moved to a different area of the screen.</text:p>
            </text:list-item>
            <text:list-item>
              <text:p text:style-name="P12">The player chooses an opponent by clicking on an enemy's picture.</text:p>
            </text:list-item>
            <text:list-item>
              <text:p text:style-name="P4"><text:span text:style-name="T1">Once the player selects an opponent, that enemy is moved to a </text:span><text:span text:style-name="Source_20_Text"><text:span text:style-name="T2">defender area</text:span></text:span><text:span text:style-name="T1">.</text:span></text:p>
            </text:list-item>
            <text:list-item>
              <text:p text:style-name="P4"><text:span text:style-name="T1">The player will now be able to click the </text:span><text:span text:style-name="Source_20_Text"><text:span text:style-name="T2">attack</text:span></text:span><text:span text:style-name="T1"> button.</text:span></text:p>
              <text:list>
                <text:list-item>
                  <text:p text:style-name="P4"><text:span text:style-name="T1">Whenever the player clicks </text:span><text:span text:style-name="Source_20_Text"><text:span text:style-name="T2">attack</text:span></text:span><text:span text:style-name="T1">, their character damages the defender. The opponent will lose </text:span><text:span text:style-name="Source_20_Text"><text:span text:style-name="T2">HP</text:span></text:span><text:span text:style-name="T1"> (health points). These points are displayed at the bottom of the defender's picture.</text:span></text:p>
                </text:list-item>
                <text:list-item>
                  <text:p text:style-name="P4"><text:span text:style-name="T1">The opponent character will instantly counter the attack. When that happens, the player's character will lose some of their </text:span><text:span text:style-name="Source_20_Text"><text:span text:style-name="T2">HP</text:span></text:span><text:span text:style-name="T1">. These points are shown at the bottom of the player character's picture.</text:span></text:p>
                </text:list-item>
              </text:list>
            </text:list-item>
          </text:list>
        </text:list-item>
        <text:list-item>
          <text:p text:style-name="P12">The player will keep hitting the attack button in an effort to defeat their opponent.</text:p>
          <text:list>
            <text:list-item>
              <text:p text:style-name="P4"><text:span text:style-name="T1">When the defender's </text:span><text:span text:style-name="Source_20_Text"><text:span text:style-name="T2">HP</text:span></text:span><text:span text:style-name="T1"> is reduced to zero or below, remove the enemy from the </text:span><text:span text:style-name="Source_20_Text"><text:span text:style-name="T2">defender area</text:span></text:span><text:span text:style-name="T1">. The player character can now choose a new opponent.</text:span></text:p>
            </text:list-item>
          </text:list>
        </text:list-item>
        <text:list-item>
          <text:p text:style-name="P4"><text:span text:style-name="T1">The player wins the game by defeating all enemy characters. The player loses the game the game if their character's </text:span><text:span text:style-name="Source_20_Text"><text:span text:style-name="T2">HP</text:span></text:span><text:span text:style-name="T1">falls to zero or below.</text:span></text:p>
        </text:list-item>
      </text:list>
      <text:h text:style-name="P18" text:outline-level="5"><text:bookmark text:name="user-content-game-design-notes-1"/>Game design notes:</text:h>
      <text:list xml:id="list1274346705468221414" text:style-name="L5">
        <text:list-item>
          <text:p text:style-name="P5"><text:span text:style-name="T1">Each character in the game has 3 attributes: </text:span><text:span text:style-name="Source_20_Text"><text:span text:style-name="T2">Health Points</text:span></text:span><text:span text:style-name="T1">, </text:span><text:span text:style-name="Source_20_Text"><text:span text:style-name="T2">Attack Power</text:span></text:span><text:span text:style-name="T1"> and </text:span><text:span text:style-name="Source_20_Text"><text:span text:style-name="T2">Counter Attack Power</text:span></text:span><text:span text:style-name="T1">.</text:span></text:p>
        </text:list-item>
        <text:list-item>
          <text:p text:style-name="P13">Each time the player attacks, their character's Attack Power increases by its base Attack Power.</text:p>
          <text:list>
            <text:list-item>
              <text:p text:style-name="P8"><text:soft-page-break/>For example, if the base Attack Power is 6, each attack will increase the Attack Power by 6 (12, 18, 24, 30 and so on).</text:p>
            </text:list-item>
          </text:list>
        </text:list-item>
        <text:list-item>
          <text:p text:style-name="P5"><text:span text:style-name="T1">The enemy character only has </text:span><text:span text:style-name="Source_20_Text"><text:span text:style-name="T2">Counter Attack Power</text:span></text:span><text:span text:style-name="T1">.</text:span></text:p>
          <text:list>
            <text:list-item>
              <text:p text:style-name="P5"><text:span text:style-name="T1">Unlike the player's </text:span><text:span text:style-name="Source_20_Text"><text:span text:style-name="T2">Attack Points</text:span></text:span><text:span text:style-name="T1">, </text:span><text:span text:style-name="Source_20_Text"><text:span text:style-name="T2">Counter Attack Power</text:span></text:span><text:span text:style-name="T1"> never changes.</text:span></text:p>
            </text:list-item>
          </text:list>
        </text:list-item>
        <text:list-item>
          <text:p text:style-name="P5"><text:span text:style-name="T1">The </text:span><text:span text:style-name="Source_20_Text"><text:span text:style-name="T2">Health Points</text:span></text:span><text:span text:style-name="T1">, </text:span><text:span text:style-name="Source_20_Text"><text:span text:style-name="T2">Attack Power</text:span></text:span><text:span text:style-name="T1"> and </text:span><text:span text:style-name="Source_20_Text"><text:span text:style-name="T2">Counter Attack Power</text:span></text:span><text:span text:style-name="T1"> of each character must differ.</text:span></text:p>
        </text:list-item>
        <text:list-item>
          <text:p text:style-name="P13">No characters in the game can heal or recover Health Points.</text:p>
          <text:list>
            <text:list-item>
              <text:p text:style-name="P5"><text:span text:style-name="T1">A winning player must pick their characters wisely by first fighting an enemy with low </text:span><text:span text:style-name="Source_20_Text"><text:span text:style-name="T2">Counter Attack Power</text:span></text:span><text:span text:style-name="T1">. This will allow them to grind </text:span><text:span text:style-name="Source_20_Text"><text:span text:style-name="T2">Attack Power</text:span></text:span><text:span text:style-name="T1"> and to take on enemies before they lose all of their </text:span><text:span text:style-name="Source_20_Text"><text:span text:style-name="T2">Health Points</text:span></text:span><text:span text:style-name="T1">. Healing options would mess with this dynamic.</text:span></text:p>
            </text:list-item>
          </text:list>
        </text:list-item>
        <text:list-item>
          <text:p text:style-name="P13">Your players should be able to win and lose the game no matter what character they choose. The challenge should come from picking the right enemies, not choosing the strongest player.</text:p>
        </text:list-item>
      </text:list>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Liberation Mono', Menlo, Courier, monospace"/>
    <style:font-face style:name="OpenSymbol" svg:font-family="OpenSymbol"/>
    <style:font-face style:name="Tahoma1" svg:font-family="Tahoma"/>
    <style:font-face style:name="apple-system" svg:font-family="apple-system, BlinkMacSystemFont, 'Segoe UI', Helvetica, Arial, sans-serif, 'Apple Color Emoji', 'Segoe UI Emoji', 'Segoe UI Symbol'"/>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Gothic" style:font-size-asian="24pt" style:font-weight-asian="bold" style:font-name-complex="Tahoma"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MS Gothic" style:font-size-asian="10pt" style:font-weight-asian="bold" style:font-name-complex="Tahoma" style:font-size-complex="10pt" style:font-weight-complex="bold"/>
    </style:style>
    <style:style style:name="Numbering_20_Symbols" style:display-name="Numbering Symbols" style:family="text"/>
    <style:style style:name="Source_20_Text" style:display-name="Source Text" style:family="text">
      <style:text-properties style:font-name="Courier New" style:font-name-asian="MS PGothic" style:font-name-complex="Courier New"/>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M3S</meta:editing-duration>
    <meta:editing-cycles>3</meta:editing-cycles>
    <meta:generator>OpenOffice/4.1.2$Win32 OpenOffice.org_project/412m3$Build-9782</meta:generator>
    <dc:date>2016-11-13T23:58:47.17</dc:date>
    <meta:document-statistic meta:table-count="0" meta:image-count="2" meta:object-count="0" meta:page-count="4" meta:paragraph-count="60" meta:word-count="922" meta:character-count="5108"/>
    <dc:creator>First Last</dc:creator>
    <meta:user-defined meta:name="Info 1"/>
    <meta:user-defined meta:name="Info 2"/>
    <meta:user-defined meta:name="Info 3"/>
    <meta:user-defined meta:name="Info 4"/>
  </office:meta>
</office:document-meta>
</file>